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paragraph-rsid="001e3d61"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e3d61" officeooo:paragraph-rsid="001e3d61" style:font-size-asian="12pt" style:font-weight-asian="normal" style:font-size-complex="12pt" style:font-weight-complex="normal"/>
    </style:style>
    <style:style style:name="T1" style:family="text">
      <style:text-properties officeooo:rsid="001ccd91"/>
    </style:style>
    <style:style style:name="T2" style:family="text">
      <style:text-properties officeooo:rsid="001e3d61"/>
    </style:style>
    <style:style style:name="T3" style:family="text">
      <style:text-properties officeooo:rsid="001ffc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C++ 4 : Gestionnaire de formes</text:p>
      <text:p text:style-name="P3">Évaluation des performances</text:p>
      <text:p text:style-name="P4"/>
      <text:p text:style-name="P5">B3334 : VICENTE Olivier, SORIN Nicolas</text:p>
      <text:p text:style-name="P1">Rendu : Vendredi 5 février 2016</text:p>
      <text:p text:style-name="P1"/>
      <text:p text:style-name="P1"/>
      <text:p text:style-name="P6">Mémoire</text:p>
      <text:p text:style-name="P6"/>
      <text:p text:style-name="P7">Nous avons conçu notre programme de façon à limiter au maximum les copies inutiles d'objets, et nous avons utilisé des allocations presque exclusivement dynamiques. Ceci permet une consommation de mémoire au plus juste, mais présente un risque de fuites de mémoire si celle-ci est mal gérée dans le code.</text:p>
      <text:p text:style-name="P7"/>
      <text:p text:style-name="P8">Pour chaque test fonctionnel, nous avons contrôlé la présence de fuites mémoire à l'aide de l'utili<text:span text:style-name="T1">t</text:span>aire Valgrind <text:span text:style-name="T2">et nous avons détecté seulement un block mémoire non libéré de taille 72,704 bytes à chaque test</text:span>. <text:span text:style-name="T2">Exemple de test :</text:span></text:p>
      <text:p text:style-name="P8"/>
      <text:p text:style-name="P9">==7905== HEAP SUMMARY:</text:p>
      <text:p text:style-name="P9">==7905== <text:s text:c="4"/>in use at exit: 72,704 bytes in 1 blocks</text:p>
      <text:p text:style-name="P9">==7905== <text:s text:c="2"/>total heap usage: 242 allocs, 241 frees, 100,985 bytes allocated</text:p>
      <text:p text:style-name="P9">==7905== </text:p>
      <text:p text:style-name="P9">==7905== LEAK SUMMARY:</text:p>
      <text:p text:style-name="P9">==7905== <text:s text:c="3"/>definitely lost: 0 bytes in 0 blocks</text:p>
      <text:p text:style-name="P9">==7905== <text:s text:c="3"/>indirectly lost: 0 bytes in 0 blocks</text:p>
      <text:p text:style-name="P9">==7905== <text:s text:c="5"/>possibly lost: 0 bytes in 0 blocks</text:p>
      <text:p text:style-name="P9">==7905== <text:s text:c="3"/>still reachable: 72,704 bytes in 1 blocks</text:p>
      <text:p text:style-name="P9">==7905== <text:s text:c="8"/>suppressed: 0 bytes in 0 blocks</text:p>
      <text:p text:style-name="P9">==7905== Rerun with --leak-check=full to see details of leaked memory</text:p>
      <text:p text:style-name="P9">==7905== </text:p>
      <text:p text:style-name="P9">==7905== For counts of detected and suppressed errors, rerun with: -v</text:p>
      <text:p text:style-name="P8"><text:span text:style-name="T2">==7905== ERROR SUMMARY: 0 errors from 0 contexts (suppressed: 0 from 0)</text:span></text:p>
      <text:p text:style-name="P8"/>
      <text:p text:style-name="P6">Temps d'exécution</text:p>
      <text:p text:style-name="P6"/>
      <text:p text:style-name="P7">Nous avons fait en sorte d'optimiser le temps d'exécution chaque fois que c'était possible. Nous avons utilisé les conteneurs de la bibliothèque STL les plus adaptés à chaque situation, comme la map (pour le modèle), la deque (pour la file double de commandes) et le vector (lorsqu'il n'était pas nécessaire de stocker une clé complexe). </text:p>
      <text:p text:style-name="P7"/>
      <text:p text:style-name="P7">Nous <text:span text:style-name="T3">avons</text:span> également chercher à optimiser nos méthodes. Par exemple, si on charge un fichier, annule le chargement et rétablit la commande, le fichier ne sera pas lu deux foi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5T21:23:26.544842915</dc:date>
    <meta:generator>LibreOffice/4.2.8.2$Linux_X86_64 LibreOffice_project/420m0$Build-2</meta:generator>
    <meta:editing-duration>PT1H26M44S</meta:editing-duration>
    <meta:editing-cycles>12</meta:editing-cycles>
    <meta:document-statistic meta:table-count="0" meta:image-count="0" meta:object-count="0" meta:page-count="1" meta:paragraph-count="24" meta:word-count="299" meta:character-count="1858" meta:non-whitespace-character-count="1539"/>
  </office:meta>
</office:document-meta>
</file>